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adornments="Bold" style:font-pitch="fixed"/>
    <style:font-face style:name="Noto Mono" svg:font-family="'Noto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draw:stroke-linejoin="miter" draw:fill="solid" draw:fill-color="#e6e6e6"/>
    </style:style>
    <style:style style:name="gr2" style:family="graphic" style:parent-style-name="standard">
      <style:graphic-properties draw:stroke="none" svg:stroke-width="0.03cm" draw:stroke-linejoin="miter" draw:fill="solid" draw:fill-color="#212121"/>
    </style:style>
    <style:style style:name="gr3" style:family="graphic" style:parent-style-name="standard">
      <style:graphic-properties draw:stroke="solid" svg:stroke-width="0.011cm" svg:stroke-color="#000000" draw:stroke-linejoin="round" draw:fill="none" fo:padding-top="0.13cm" fo:padding-bottom="0.13cm" fo:padding-left="0.255cm" fo:padding-right="0.255cm"/>
    </style:style>
    <style:style style:name="gr4" style:family="graphic" style:parent-style-name="standard">
      <style:graphic-properties draw:stroke="solid" svg:stroke-width="0.016cm" svg:stroke-color="#000000" draw:stroke-linejoin="miter" draw:fill="solid" draw:fill-color="#212121" draw:opacity="0%" fo:padding-top="0.133cm" fo:padding-bottom="0.133cm" fo:padding-left="0.258cm" fo:padding-right="0.258cm"/>
    </style:style>
    <style:style style:name="gr5" style:family="graphic" style:parent-style-name="standard">
      <style:graphic-properties draw:stroke="none" svg:stroke-color="#000000" draw:fill="none" draw:fill-color="#ffffff" fo:min-height="3.55cm"/>
    </style:style>
    <style:style style:name="P1" style:family="paragraph">
      <loext:graphic-properties draw:fill="solid" draw:fill-color="#e6e6e6"/>
    </style:style>
    <style:style style:name="P2" style:family="paragraph">
      <loext:graphic-properties draw:fill="solid" draw:fill-color="#212121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12121" draw:opacity="0%"/>
    </style:style>
    <style:style style:name="P5" style:family="paragraph">
      <loext:graphic-properties draw:fill="none" draw:fill-color="#ffffff"/>
    </style:style>
  </office:automatic-styles>
  <office:body>
    <office:drawing>
      <draw:page draw:name="page1" draw:style-name="dp1" draw:master-page-name="Default">
        <draw:path draw:style-name="gr1" draw:text-style-name="P1" draw:layer="layout" svg:width="5.28cm" svg:height="13.386cm" svg:x="0.019cm" svg:y="0cm" svg:viewBox="0 0 5281 13387" svg:d="M0 0h5281v13387h-5281zM0 0z">
          <text:p/>
        </draw:path>
        <draw:path draw:style-name="gr1" draw:text-style-name="P1" draw:layer="layout" svg:width="0.178cm" svg:height="0.173cm" svg:x="4.042cm" svg:y="10.442cm" svg:viewBox="0 0 179 174" svg:d="M89 174c52 0 90-39 90-87s-37-87-89-87-90 39-90 87 38 87 89 87zM90 140c-30 0-51-24-51-53s21-53 50-53c30 0 52 24 52 53s-21 53-51 53zM90 140z">
          <text:p/>
        </draw:path>
        <draw:path draw:style-name="gr1" draw:text-style-name="P1" draw:layer="layout" svg:width="0.146cm" svg:height="0.172cm" svg:x="4.258cm" svg:y="10.444cm" svg:viewBox="0 0 147 173" svg:d="M73 173c46 0 74-26 74-76v-78c0-11-8-19-18-19-11 0-19 8-19 19v79c0 27-14 41-36 41-23 0-37-15-37-42v-78c0-11-8-19-18-19s-19 8-19 19v79c0 49 28 75 73 75zM73 173z">
          <text:p/>
        </draw:path>
        <draw:path draw:style-name="gr1" draw:text-style-name="P1" draw:layer="layout" svg:width="0.141cm" svg:height="0.168cm" svg:x="4.435cm" svg:y="10.445cm" svg:viewBox="0 0 142 169" svg:d="M53 151c0 10 8 18 18 18 11 0 19-8 19-18v-117h35c10 0 17-7 17-17 0-9-7-17-17-17h-108c-9 0-17 8-17 17 0 10 8 17 17 17h36zM53 151z">
          <text:p/>
        </draw:path>
        <draw:path draw:style-name="gr2" draw:text-style-name="P2" draw:layer="layout" svg:width="1.01cm" svg:height="1.478cm" svg:x="4.074cm" svg:y="3.808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4.625cm" svg:y1="3.325cm" svg:x2="4.615cm" svg:y2="3.86cm">
          <text:p/>
        </draw:line>
        <draw:path draw:style-name="gr4" draw:text-style-name="P4" draw:layer="layout" svg:width="1.01cm" svg:height="1.478cm" svg:x="0.261cm" svg:y="3.802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0.783cm" svg:y1="3.347cm" svg:x2="0.772cm" svg:y2="3.788cm">
          <text:p/>
        </draw:line>
        <draw:path draw:style-name="gr2" draw:text-style-name="P2" draw:layer="layout" svg:width="1.01cm" svg:height="1.478cm" svg:x="3.969cm" svg:y="7.374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4.52cm" svg:y1="6.89cm" svg:x2="4.51cm" svg:y2="7.425cm">
          <text:p/>
        </draw:line>
        <draw:path draw:style-name="gr4" draw:text-style-name="P4" draw:layer="layout" svg:width="1.01cm" svg:height="1.478cm" svg:x="0.257cm" svg:y="7.368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0.778cm" svg:y1="6.913cm" svg:x2="0.767cm" svg:y2="7.354cm">
          <text:p/>
        </draw:line>
        <draw:path draw:style-name="gr4" draw:text-style-name="P4" draw:layer="layout" svg:width="1.01cm" svg:height="1.478cm" svg:x="0.257cm" svg:y="10.88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0.778cm" svg:y1="10.425cm" svg:x2="0.767cm" svg:y2="10.866cm">
          <text:p/>
        </draw:line>
        <draw:path draw:style-name="gr2" draw:text-style-name="P2" draw:layer="layout" svg:width="1.01cm" svg:height="1.478cm" svg:x="3.9cm" svg:y="10.884cm" svg:viewBox="0 0 1011 1479" svg:d="M1011 104c0-57-47-104-104-104h-803c-57 0-104 47-104 104v1271c0 58 47 104 104 104h803c57 0 104-46 104-104z">
          <text:p/>
        </draw:path>
        <draw:line draw:style-name="gr3" draw:text-style-name="P3" draw:layer="layout" svg:x1="4.451cm" svg:y1="10.4cm" svg:x2="4.441cm" svg:y2="10.935cm">
          <text:p/>
        </draw:line>
        <draw:frame draw:style-name="gr5" draw:text-style-name="P5" draw:layer="layout" svg:width="0.001cm" svg:height="3.8cm" svg:x="-5.3cm" svg:y="-0.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adornments="Bold" style:font-pitch="fixed"/>
    <style:font-face style:name="Noto Mono" svg:font-family="'Noto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3cm" fo:page-height="13.4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0T07:10:54.977173270</dc:date>
    <meta:editing-duration>PT8M49S</meta:editing-duration>
    <meta:editing-cycles>3</meta:editing-cycles>
    <meta:generator>LibreOffice/5.4.2.2$Linux_X86_64 LibreOffice_project/40m0$Build-2</meta:generator>
    <meta:document-statistic meta:object-count="17"/>
  </office:meta>
</office:document-meta>
</file>